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49cm" fo:margin-right="0.049cm" fo:text-indent="0.049cm" style:auto-text-indent="true"/>
      <style:text-properties fo:font-size="6pt" style:text-underline-style="none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margin-left="0.049cm" fo:margin-right="0.049cm" fo:text-align="justify" style:justify-single-word="false" fo:text-indent="0.049cm" style:auto-text-indent="tru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margin-left="0.049cm" fo:margin-right="0.049cm" fo:text-indent="0.049cm" style:auto-text-indent="true"/>
      <style:text-properties fo:font-size="6pt" fo:language="en" fo:country="US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margin-left="0.049cm" fo:margin-right="0.049cm" fo:text-indent="0.049cm" style:auto-text-indent="tru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margin-left="0.049cm" fo:margin-right="0.049cm" fo:text-align="justify" style:justify-single-word="false" fo:text-indent="0.049cm" style:auto-text-indent="tru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6" style:family="paragraph" style:parent-style-name="Standard">
      <style:paragraph-properties fo:margin-left="0.049cm" fo:margin-right="0.049cm" fo:text-align="justify" style:justify-single-word="false" fo:text-indent="0.049cm" style:auto-text-indent="true"/>
      <style:text-properties fo:font-size="6pt" fo:font-style="italic" style:text-underline-style="none" fo:font-weight="bold" style:font-size-asian="6pt" style:font-style-asian="italic" style:font-weight-asian="bold" style:font-size-complex="6pt" style:font-style-complex="italic" style:font-weight-complex="bold"/>
    </style:style>
    <style:style style:name="P7" style:family="paragraph" style:parent-style-name="Standard">
      <style:paragraph-properties fo:margin-left="0.049cm" fo:margin-right="0.049cm" fo:text-indent="0.049cm" style:auto-text-indent="true"/>
      <style:text-properties fo:color="#000080" fo:font-size="6pt" style:text-underline-style="none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margin-left="0.049cm" fo:margin-right="0.049cm" fo:text-align="justify" style:justify-single-word="false" fo:text-indent="0.049cm" style:auto-text-indent="true"/>
      <style:text-properties fo:color="#000080" fo:font-size="6pt" style:text-underline-style="none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margin-left="0.049cm" fo:margin-right="0.049cm" fo:text-indent="0.049cm" style:auto-text-indent="true"/>
      <style:text-properties style:use-window-font-color="true" fo:font-size="6pt" style:text-underline-style="none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0.049cm" fo:margin-right="0.049cm" fo:text-indent="0.049cm" style:auto-text-indent="tru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.049cm" fo:margin-right="0.049cm" fo:text-align="justify" style:justify-single-word="false" fo:text-indent="0.049cm" style:auto-text-indent="tru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.049cm" fo:margin-right="0.049cm" fo:text-indent="0.049cm" style:auto-text-indent="true" fo:padding="0.074cm" fo:border-left="none" fo:border-right="none" fo:border-top="none" fo:border-bottom="0.002cm solid #000000" style:join-border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left="0.049cm" fo:margin-right="0.049cm" fo:text-align="justify" style:justify-single-word="false" fo:text-indent="0.049cm" style:auto-text-indent="true" fo:padding="0.074cm" fo:border-left="none" fo:border-right="none" fo:border-top="none" fo:border-bottom="0.002cm solid #000000" style:join-border="false"/>
      <style:text-properties fo:color="#008000" fo:font-size="6pt" style:text-underline-style="none" fo:font-weight="bold" style:font-size-asian="6pt" style:font-weight-asian="bold" style:font-size-complex="6pt" style:font-weight-complex="bold"/>
    </style:style>
    <style:style style:name="P14" style:family="paragraph" style:parent-style-name="Standard" style:master-page-name="">
      <style:paragraph-properties fo:margin-left="0.049cm" fo:margin-right="0.049cm" fo:text-align="justify" style:justify-single-word="false" fo:hyphenation-ladder-count="no-limit" fo:text-indent="0.049cm" style:auto-text-indent="true" style:page-number="auto" fo:background-color="transparent" style:shadow="none">
        <style:tab-stops/>
        <style:background-image/>
      </style:paragraph-properties>
      <style:text-properties fo:font-size="6pt" style:text-underline-style="none" fo:font-weight="normal" style:font-size-asian="6pt" style:font-weight-asian="normal" style:font-size-complex="6pt" style:font-weight-complex="normal" fo:hyphenate="true" fo:hyphenation-remain-char-count="2" fo:hyphenation-push-char-count="2"/>
    </style:style>
    <style:style style:name="P15" style:family="paragraph" style:parent-style-name="Standard">
      <style:paragraph-properties fo:margin-left="0.049cm" fo:margin-right="0.049cm" fo:text-align="justify" style:justify-single-word="false" fo:hyphenation-ladder-count="no-limit" fo:text-indent="0.049cm" style:auto-text-indent="true" fo:background-color="transparent" style:shadow="none">
        <style:tab-stops/>
        <style:background-image/>
      </style:paragraph-properties>
      <style:text-properties fo:font-size="6pt" style:text-underline-style="none" fo:font-weight="normal" style:font-size-asian="6pt" style:font-weight-asian="normal" style:font-size-complex="6pt" style:font-weight-complex="normal" fo:hyphenate="true" fo:hyphenation-remain-char-count="2" fo:hyphenation-push-char-count="2"/>
    </style:style>
    <style:style style:name="P16" style:family="paragraph" style:parent-style-name="Standard" style:list-style-name="L1">
      <style:paragraph-properties fo:margin-left="0.049cm" fo:margin-right="0.049cm" fo:text-align="justify" style:justify-single-word="false" fo:hyphenation-ladder-count="no-limit" fo:text-indent="0.049cm" style:auto-text-indent="true" fo:background-color="transparent" fo:padding="0.074cm" fo:border-left="none" fo:border-right="none" fo:border-top="none" fo:border-bottom="0.002cm solid #000000" style:shadow="none" style:join-border="false">
        <style:tab-stops/>
        <style:background-image/>
      </style:paragraph-properties>
      <style:text-properties fo:font-size="6pt" style:text-underline-style="none" fo:font-weight="normal" style:font-size-asian="6pt" style:font-weight-asian="normal" style:font-size-complex="6pt" style:font-weight-complex="normal" fo:hyphenate="tru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-SQL</text:p>
      <text:p text:style-name="P3">Flow Control:</text:p>
      <text:p text:style-name="P7">BEGIN...END</text:p>
      <text:p text:style-name="P9">also known as <text:s/><text:span text:style-name="T1">statement_block</text:span></text:p>
      <text:p text:style-name="P10">BEGIN</text:p>
      <text:p text:style-name="P10">{sql_statement | statement_block}</text:p>
      <text:p text:style-name="P10">END</text:p>
      <text:p text:style-name="P1"/>
      <text:p text:style-name="P7">BREAK</text:p>
      <text:p text:style-name="P1">Stop a WHILE loop.</text:p>
      <text:p text:style-name="P1"/>
      <text:p text:style-name="P7">CONTINUE</text:p>
      <text:p text:style-name="P1">Restart a WHILE loop.</text:p>
      <text:p text:style-name="P1"/>
      <text:p text:style-name="P7">GOTO <text:span text:style-name="T1">label</text:span></text:p>
      <text:p text:style-name="P1">Alter the <text:s/>flow of execution to a label.</text:p>
      <text:p text:style-name="P10">GOTO label</text:p>
      <text:p text:style-name="P1">Note: </text:p>
      <text:p text:style-name="P1">definig the label:</text:p>
      <text:p text:style-name="P10">label :</text:p>
      <text:p text:style-name="P1"/>
      <text:p text:style-name="P7">IF...ELSE</text:p>
      <text:p text:style-name="P10">IF boolean expression</text:p>
      <text:p text:style-name="P10">{sql_statement | statement_block}</text:p>
      <text:p text:style-name="P10">[</text:p>
      <text:p text:style-name="P10">ELSE</text:p>
      <text:p text:style-name="P10">{sql_statement | statement_block}</text:p>
      <text:p text:style-name="P10">]</text:p>
      <text:p text:style-name="P1"/>
      <text:p text:style-name="P7">RETURN </text:p>
      <text:p text:style-name="P1">Exits uncondicionally from a query or procedure</text:p>
      <text:p text:style-name="P10">RETURN [ integer expression ]</text:p>
      <text:p text:style-name="P1"/>
      <text:p text:style-name="P7">TRY...CATCH</text:p>
      <text:p text:style-name="P10">BEGIN TRY </text:p>
      <text:p text:style-name="P10">{sql_statement | statement_block}</text:p>
      <text:p text:style-name="P10">END TRY</text:p>
      <text:p text:style-name="P10">BEGIN CATCH</text:p>
      <text:p text:style-name="P10">{sql_statement | statement_block}</text:p>
      <text:p text:style-name="P10">END CATCH</text:p>
      <text:p text:style-name="P10">;</text:p>
      <text:p text:style-name="P1"/>
      <text:p text:style-name="P7">WAITFOR</text:p>
      <text:p text:style-name="P1">Block the execution of a batch, stored procedure or transaction <text:s/>until:</text:p>
      <text:p text:style-name="P1">- specified time or a time interval is reached</text:p>
      <text:p text:style-name="P1">- specified statement modifies or returns at least one row</text:p>
      <text:p text:style-name="P10">WAITFOR </text:p>
      <text:p text:style-name="P10">{</text:p>
      <text:p text:style-name="P10">DELAY 'time_to_pass' </text:p>
      <text:p text:style-name="P10">| TIME 'time_to_execute' </text:p>
      <text:p text:style-name="P10">| [ ( receive_statement ) </text:p>
      <text:p text:style-name="P10">| ( get_conversation_group_statement ) ] </text:p>
      <text:p text:style-name="P10">[ , TIMEOUT timeout ]</text:p>
      <text:p text:style-name="P10">}</text:p>
      <text:p text:style-name="P1"/>
      <text:p text:style-name="P7">WHILE</text:p>
      <text:p text:style-name="P10">WHILE Boolean_expression </text:p>
      <text:p text:style-name="P12">{ sql_statement | statement_block | BREAK | CONTINUE }</text:p>
      <text:p text:style-name="P4">BATCHES</text:p>
      <text:p text:style-name="P14">The following rules apply to using batches:</text:p>
      <text:p text:style-name="P15">- CREATE DEFAULT, CREATE FUNCTION, CREATE PROCEDURE, CREATE RULE, CREATE SCHEMA, CREATE TRIGGER, and CREATE VIEW statements cannot be combined with other statements in a batch. The CREATE statement must start the batch. All other statements that follow in that batch will be interpreted as part of the definition of the first CREATE statement.</text:p>
      <text:p text:style-name="P15">- A table cannot be changed and then the new columns referenced in the same batch.</text:p>
      <text:list xml:id="list29308254" text:style-name="L1">
        <text:list-header>
          <text:p text:style-name="P16">- If an EXECUTE statement is the first statement in a batch, the EXECUTE keyword is not required. The EXECUTE keyword is required if the EXECUTE statement is not the first statement in the batch.</text:p>
        </text:list-header>
      </text:list>
      <text:p text:style-name="P5">Reference</text:p>
      <text:p text:style-name="P2"><text:span text:style-name="T3">/*...*/</text:span> <text:tab/>(Comment) </text:p>
      <text:p text:style-name="P2"><text:span text:style-name="T3">--</text:span> <text:tab/>(Comment) </text:p>
      <text:p text:style-name="P8">CASE</text:p>
      <text:p text:style-name="P2">Evaluates a list of conditions and returns one of multiple possible result expressions.</text:p>
      <text:p text:style-name="P2">The CASE expression has two formats:</text:p>
      <text:p text:style-name="P2">- The simple CASE expression compares an expression to a set of simple expressions to determine the result.</text:p>
      <text:p text:style-name="P2">- The searched CASE expression evaluates a set of Boolean expressions to determine the result.</text:p>
      <text:p text:style-name="P2">Both formats support an optional ELSE argument.</text:p>
      <text:p text:style-name="P2">Simple CASE expression: </text:p>
      <text:p text:style-name="P11">CASE input_expression </text:p>
      <text:p text:style-name="P11"><text:s/>WHEN when_expression THEN result_expression [ ...n ] </text:p>
      <text:p text:style-name="P11"><text:s/>[ ELSE else_result_expression ] </text:p>
      <text:p text:style-name="P11">END </text:p>
      <text:p text:style-name="P2">Searched CASE expression:</text:p>
      <text:p text:style-name="P11">CASE</text:p>
      <text:p text:style-name="P11"><text:s/>WHEN Boolean_expression THEN result_expression [ ...n ] </text:p>
      <text:p text:style-name="P11"><text:s/>[ ELSE else_result_expression ] </text:p>
      <text:p text:style-name="P11">END</text:p>
      <text:p text:style-name="P2"/>
      <text:p text:style-name="P8">DECLARE @local_variable </text:p>
      <text:p text:style-name="P2">Variables are declared in the body of a batch or procedure with the DECLARE statement and are assigned values by using either a SET or SELECT statement. Cursor variables can be declared with this statement and used with other cursor-related statements. After declaration, all variables are initialized as NULL, unless a value is provided as part of the declaration.</text:p>
      <text:p text:style-name="P11">DECLARE </text:p>
      <text:p text:style-name="P11">{ </text:p>
      <text:p text:style-name="P11">{{ @local_variable [AS] data_type } | [ = value ] }</text:p>
      <text:p text:style-name="P11">| { @cursor_variable_name CURSOR }</text:p>
      <text:p text:style-name="P11">} [,...n] </text:p>
      <text:p text:style-name="P11">| { @table_variable_name [AS] &lt;table_type_definition&gt;</text:p>
      <text:p text:style-name="P11"><text:s/>| &lt;user-defined table type&gt; </text:p>
      <text:p text:style-name="P2"><text:span text:style-name="T3">}</text:span> </text:p>
      <text:p text:style-name="P2"/>
      <text:p text:style-name="P6">&lt;table_type_definition&gt; ::= </text:p>
      <text:p text:style-name="P2"><text:s/><text:span text:style-name="T3">TABLE ( { &lt;column_definition&gt; | &lt;table_constraint&gt; } [ ,... ] ) </text:span></text:p>
      <text:p text:style-name="P2"><text:span text:style-name="T2">&lt;column_constraint&gt; ::=</text:span> </text:p>
      <text:p text:style-name="P2"><text:s/><text:span text:style-name="T3">{</text:span></text:p>
      <text:p text:style-name="P11"><text:s/>[ NULL | NOT NULL ] </text:p>
      <text:p text:style-name="P11"><text:s/>| [ PRIMARY KEY | UNIQUE ] </text:p>
      <text:p text:style-name="P11"><text:s/>| CHECK ( logical_expression ) </text:p>
      <text:p text:style-name="P2"><text:span text:style-name="T3"><text:s/>}</text:span> </text:p>
      <text:p text:style-name="P2"><text:span text:style-name="T2">&lt;table_constraint&gt; ::=</text:span> </text:p>
      <text:p text:style-name="P2"><text:s/><text:span text:style-name="T3">{ </text:span></text:p>
      <text:p text:style-name="P11">{ PRIMARY KEY | UNIQUE } </text:p>
      <text:p text:style-name="P11">( column_name [ ,... ] ) </text:p>
      <text:p text:style-name="P11"><text:s/>| CHECK ( search_condition ) </text:p>
      <text:p text:style-name="P11"><text:s/>} </text:p>
      <text:p text:style-name="P2"/>
      <text:p text:style-name="P6">&lt;column_definition&gt; ::= </text:p>
      <text:p text:style-name="P2"><text:s/><text:span text:style-name="T3">column_name {scalar_data_type | AS computed_column_expression}</text:span></text:p>
      <text:p text:style-name="P11"><text:s/>[ COLLATE collation_name ] </text:p>
      <text:p text:style-name="P11"><text:s/>[ [ DEFAULT constant_expression ] </text:p>
      <text:p text:style-name="P11">| IDENTITY [ (seed ,increment ) ] ] </text:p>
      <text:p text:style-name="P11">[ ROWGUIDCOL ] </text:p>
      <text:p text:style-name="P11">[ &lt;column_constraint&gt; ] </text:p>
      <text:p text:style-name="P2"/>
      <text:p text:style-name="P2"/>
      <text:p text:style-name="P8">EXECUTE (Transact-SQL)</text:p>
      <text:p text:style-name="P2">Executes a command string or character string within a Transact-SQL batch, or one of the following modules: system stored procedure, user-defined stored procedure, scalar-valued user-defined function, or extended stored procedure.</text:p>
      <text:p text:style-name="P2">Execute a stored procedure or function</text:p>
      <text:p text:style-name="P11">[ { EXEC | EXECUTE } ]</text:p>
      <text:p text:style-name="P11">{ </text:p>
      <text:p text:style-name="P11">[ @return_status = ]</text:p>
      <text:p text:style-name="P11">{ module_name [ ;number ] | @module_name_var } </text:p>
      <text:p text:style-name="P11">[ [ @parameter = ] { value </text:p>
      <text:p text:style-name="P11"><text:s/>| @variable [ OUTPUT ] </text:p>
      <text:p text:style-name="P11"><text:s/>| [ DEFAULT ] </text:p>
      <text:p text:style-name="P11"><text:s/>}</text:p>
      <text:p text:style-name="P11">]</text:p>
      <text:p text:style-name="P11">[ ,...n ]</text:p>
      <text:p text:style-name="P11">[ WITH RECOMPILE ]</text:p>
      <text:p text:style-name="P11">}</text:p>
      <text:p text:style-name="P11">;</text:p>
      <text:p text:style-name="P2">Execute a character string</text:p>
      <text:p text:style-name="P11">{ EXEC | EXECUTE } </text:p>
      <text:p text:style-name="P11">( { @string_variable | [ N ]'tsql_string' } [ + ...n ] )</text:p>
      <text:p text:style-name="P11">[ AS { LOGIN | USER } = ' name ' ]</text:p>
      <text:p text:style-name="P11">;</text:p>
      <text:p text:style-name="P2">Execute a pass-through command against a linked server</text:p>
      <text:p text:style-name="P11">{ EXEC | EXECUTE }</text:p>
      <text:p text:style-name="P11">( </text:p>
      <text:p text:style-name="P11">{ @string_variable | [ N ] 'command_string [ ? ]' } [ + ...n ]</text:p>
      <text:p text:style-name="P11">[ { , { value | @variable [ OUTPUT ] } } [ ...n ] ]</text:p>
      <text:p text:style-name="P11">) </text:p>
      <text:p text:style-name="P11">[ AS { LOGIN | USER } = ' name ' ]</text:p>
      <text:p text:style-name="P11">[ AT linked_server_name ]</text:p>
      <text:p text:style-name="P11">;</text:p>
      <text:p text:style-name="P11"/>
      <text:p text:style-name="P8">PRINT (Transact-SQL)</text:p>
      <text:p text:style-name="P11">PRINT msg_str | @local_variable | string_expr</text:p>
      <text:p text:style-name="P2"><text:tab/></text:p>
      <text:p text:style-name="P8">RAISERROR (Transact-SQL)</text:p>
      <text:p text:style-name="P11">RAISERROR ( { msg_id | msg_str | @local_variable }</text:p>
      <text:p text:style-name="P11">{ ,severity ,state }</text:p>
      <text:p text:style-name="P11">[ ,argument [ ,...n ] ] )</text:p>
      <text:p text:style-name="P13">[ <text:s text:c="6"/>WITH option [ ,...n ] ]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3" fo:column-gap="0cm">
          <style:column-sep style:width="0.002cm" style:color="#000000" style:height="100%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9T09:21:56.21</dc:date>
    <meta:generator>LibreOffice/3.3$Win32 LibreOffice_project/330m19$Build-8</meta:generator>
    <meta:editing-duration>PT2H37M43S</meta:editing-duration>
    <meta:editing-cycles>26</meta:editing-cycles>
    <meta:document-statistic meta:table-count="0" meta:image-count="0" meta:object-count="0" meta:page-count="1" meta:paragraph-count="143" meta:word-count="758" meta:character-count="4495"/>
    <meta:user-defined meta:name="Info 1"/>
    <meta:user-defined meta:name="Info 2"/>
    <meta:user-defined meta:name="Info 3"/>
    <meta:user-defined meta:name="Info 4"/>
  </office:meta>
</office:document-meta>
</file>